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b31ff6" officeooo:paragraph-rsid="00b31ff6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b5f9f8" officeooo:paragraph-rsid="00b5f9f8" style:font-size-asian="13.1000003814697pt" style:font-weight-asian="normal" style:font-size-complex="15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fo:font-weight="normal" officeooo:rsid="00a8496c" officeooo:paragraph-rsid="00a8496c" style:font-size-asian="13.1000003814697pt" style:font-weight-asian="normal" style:font-size-complex="15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fo:font-weight="normal" officeooo:rsid="00a8c499" officeooo:paragraph-rsid="00a8c499" style:font-size-asian="13.1000003814697pt" style:font-weight-asian="normal" style:font-size-complex="15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5pt" fo:font-weight="normal" officeooo:rsid="00a8c499" officeooo:paragraph-rsid="00ad3011" style:font-size-asian="13.1000003814697pt" style:font-weight-asian="normal" style:font-size-complex="15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fo:font-weight="normal" officeooo:rsid="00a8c499" officeooo:paragraph-rsid="00ae330b" style:font-size-asian="13.1000003814697pt" style:font-weight-asian="normal" style:font-size-complex="15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5pt" fo:font-weight="normal" officeooo:rsid="00ac4c43" officeooo:paragraph-rsid="00ad3011" style:font-size-asian="13.1000003814697pt" style:font-weight-asian="normal" style:font-size-complex="15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5pt" fo:font-weight="normal" officeooo:rsid="00979bdd" officeooo:paragraph-rsid="00979bdd" style:font-size-asian="13.1000003814697pt" style:font-weight-asian="normal" style:font-size-complex="15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5pt" fo:font-weight="normal" officeooo:rsid="00b17b0a" officeooo:paragraph-rsid="00b17b0a" style:font-size-asian="13.1000003814697pt" style:font-weight-asian="normal" style:font-size-complex="15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5pt" fo:font-weight="normal" officeooo:rsid="00b31ff6" officeooo:paragraph-rsid="00b31ff6" style:font-size-asian="13.1000003814697pt" style:font-weight-asian="normal" style:font-size-complex="15pt" style:font-weight-complex="normal"/>
    </style:style>
    <style:style style:name="T1" style:family="text">
      <style:text-properties officeooo:rsid="0096f392"/>
    </style:style>
    <style:style style:name="T2" style:family="text">
      <style:text-properties officeooo:rsid="0097c679"/>
    </style:style>
    <style:style style:name="T3" style:family="text">
      <style:text-properties officeooo:rsid="00aa8c31"/>
    </style:style>
    <style:style style:name="T4" style:family="text">
      <style:text-properties officeooo:rsid="00ac4c43"/>
    </style:style>
    <style:style style:name="T5" style:family="text">
      <style:text-properties officeooo:rsid="00ae330b"/>
    </style:style>
    <style:style style:name="T6" style:family="text">
      <style:text-properties officeooo:rsid="00b865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crapy</text:span> Learning</text:p>
      <text:p text:style-name="P1"/>
      <text:list xml:id="list3563346447" text:style-name="L1">
        <text:list-item>
          <text:p text:style-name="P4">scrapy shell URL<text:tab/><text:tab/><text:tab/>(downloads the web-page from URL and <text:tab/><text:tab/><text:tab/><text:tab/><text:tab/>provides a response object)</text:p>
          <text:list>
            <text:list-item>
              <text:p text:style-name="P5">print(response.text)<text:tab/><text:tab/>(prints the whole web-page<text:span text:style-name="T3">)</text:span></text:p>
            </text:list-item>
            <text:list-item>
              <text:p text:style-name="P6">response.css('small.author::text').extract()<text:tab/><text:span text:style-name="T4">(extracts author</text:span></text:p>
              <text:p text:style-name="P8"><text:s text:c="76"/>small is tag-name and <text:tab/><text:tab/><text:tab/><text:tab/><text:tab/><text:tab/><text:tab/><text:tab/><text:tab/>author is class name)</text:p>
            </text:list-item>
            <text:list-item>
              <text:p text:style-name="P7">response.css('small.author::text').extract_<text:span text:style-name="T5">first</text:span>()<text:tab/><text:tab/><text:span text:style-name="T5">(extracts the very <text:tab/><text:tab/><text:tab/><text:tab/><text:tab/><text:tab/><text:tab/><text:tab/><text:tab/>first element <text:tab/><text:tab/><text:tab/><text:tab/><text:tab/><text:tab/><text:tab/><text:tab/><text:tab/><text:tab/>found)</text:span></text:p>
            </text:list-item>
            <text:list-item>
              <text:p text:style-name="P5"/>
            </text:list-item>
          </text:list>
        </text:list-item>
        <text:list-item>
          <text:p text:style-name="P9">scrapy startproject PROJECT-NAME<text:tab/><text:span text:style-name="T2">(initialize a new scrapy project)</text:span></text:p>
        </text:list-item>
        <text:list-item>
          <text:p text:style-name="P10">scrapy genspider SPIDER-NAME URL<text:tab/>(Creates a new spider)</text:p>
        </text:list-item>
        <text:list-item>
          <text:p text:style-name="P11">scrapy runspider SPIDER-FILE-NAME<text:tab/>(runs the spider)</text:p>
        </text:list-item>
        <text:list-item>
          <text:p text:style-name="P11">scrapy runspider SPIDER-FILE-NAME -o SAVEFILE.json (run spider and save data in json file)</text:p>
        </text:list-item>
      </text:list>
      <text:p text:style-name="P2"/>
      <text:p text:style-name="P3">description and details in array. Description or details or bo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8-06T14:10:00.037441527</dc:date>
    <meta:editing-duration>P1DT46M31S</meta:editing-duration>
    <meta:editing-cycles>139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93" meta:character-count="787" meta:non-whitespace-character-count="602"/>
  </office:meta>
</office:document-meta>
</file>